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2" style:family="table" style:master-page-name="Converted2">
      <style:table-properties style:width="15.744cm" fo:margin-left="0cm" fo:margin-top="0cm" fo:margin-bottom="0cm" style:page-number="auto" table:align="left" style:writing-mode="lr-tb"/>
    </style:style>
    <style:style style:name="Table12.A" style:family="table-column">
      <style:table-column-properties style:column-width="1.991cm"/>
    </style:style>
    <style:style style:name="Table12.B" style:family="table-column">
      <style:table-column-properties style:column-width="1.676cm"/>
    </style:style>
    <style:style style:name="Table12.C" style:family="table-column">
      <style:table-column-properties style:column-width="1.192cm"/>
    </style:style>
    <style:style style:name="Table12.D" style:family="table-column">
      <style:table-column-properties style:column-width="5.636cm"/>
    </style:style>
    <style:style style:name="Table12.E" style:family="table-column">
      <style:table-column-properties style:column-width="1.496cm"/>
    </style:style>
    <style:style style:name="Table12.F" style:family="table-column">
      <style:table-column-properties style:column-width="0.501cm"/>
    </style:style>
    <style:style style:name="Table12.G" style:family="table-column">
      <style:table-column-properties style:column-width="1.752cm"/>
    </style:style>
    <style:style style:name="Table12.H" style:family="table-column">
      <style:table-column-properties style:column-width="1.501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4472c4" fo:padding-left="0.191cm" fo:padding-right="0.191cm" fo:padding-top="0cm" fo:padding-bottom="0cm" fo:border="0.5pt solid #000000">
        <style:background-image/>
      </style:table-cell-properties>
    </style:style>
    <style:style style:name="Table12.A2" style:family="table-cell">
      <style:table-cell-properties fo:background-color="#deeaf6" fo:padding-left="0.191cm" fo:padding-right="0.191cm" fo:padding-top="0cm" fo:padding-bottom="0cm" fo:border="0.5pt solid #000000">
        <style:background-image/>
      </style:table-cell-properties>
    </style:style>
    <style:style style:name="Table12.A3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2.4" style:family="table-row">
      <style:table-row-properties style:min-row-height="0.677cm" fo:keep-together="auto"/>
    </style:style>
    <style:style style:name="Table12.A4" style:family="table-cell">
      <style:table-cell-properties style:vertical-align="bottom" fo:background-color="#deeaf6" fo:padding-left="0.191cm" fo:padding-right="0.191cm" fo:padding-top="0cm" fo:padding-bottom="0cm" fo:border="0.5pt solid #000000">
        <style:background-image/>
      </style:table-cell-properties>
    </style:style>
    <style:style style:name="Table12.D5" style:family="table-cell">
      <style:table-cell-properties fo:padding-left="0.191cm" fo:padding-right="0.191cm" fo:padding-top="0cm" fo:padding-bottom="0cm" fo:border="0.5pt solid #000000"/>
    </style:style>
    <style:style style:name="Table12.D6" style:family="table-cell">
      <style:table-cell-properties fo:padding-left="0.191cm" fo:padding-right="0.191cm" fo:padding-top="0cm" fo:padding-bottom="0cm" fo:border="0.5pt solid #000000"/>
    </style:style>
    <style:style style:name="Table12.D7" style:family="table-cell">
      <style:table-cell-properties fo:padding-left="0.191cm" fo:padding-right="0.191cm" fo:padding-top="0cm" fo:padding-bottom="0cm" fo:border="0.5pt solid #000000"/>
    </style:style>
    <style:style style:name="Table12.D8" style:family="table-cell">
      <style:table-cell-properties fo:padding-left="0.191cm" fo:padding-right="0.191cm" fo:padding-top="0cm" fo:padding-bottom="0cm" fo:border="0.5pt solid #000000"/>
    </style:style>
    <style:style style:name="Table12.D9" style:family="table-cell">
      <style:table-cell-properties fo:padding-left="0.191cm" fo:padding-right="0.191cm" fo:padding-top="0cm" fo:padding-bottom="0cm" fo:border="0.5pt solid #000000"/>
    </style:style>
    <style:style style:name="Table12.A10" style:family="table-cell">
      <style:table-cell-properties style:vertical-align="bottom" fo:background-color="#666666" fo:padding-left="0.191cm" fo:padding-right="0.191cm" fo:padding-top="0cm" fo:padding-bottom="0cm" fo:border="0.5pt solid #000000">
        <style:background-image/>
      </style:table-cell-properties>
    </style:style>
    <style:style style:name="Table12.D10" style:family="table-cell">
      <style:table-cell-properties fo:padding-left="0.191cm" fo:padding-right="0.191cm" fo:padding-top="0cm" fo:padding-bottom="0cm" fo:border="0.5pt solid #000000"/>
    </style:style>
    <style:style style:name="Table12.D11" style:family="table-cell">
      <style:table-cell-properties fo:padding-left="0.191cm" fo:padding-right="0.191cm" fo:padding-top="0cm" fo:padding-bottom="0cm" fo:border="0.5pt solid #000000"/>
    </style:style>
    <style:style style:name="Table12.D1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2.13" style:family="table-row">
      <style:table-row-properties style:min-row-height="0.437cm" fo:keep-together="auto"/>
    </style:style>
    <style:style style:name="Table12.A1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2.A1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2.A16" style:family="table-cell">
      <style:table-cell-properties fo:padding-left="0.191cm" fo:padding-right="0.191cm" fo:padding-top="0cm" fo:padding-bottom="0cm" fo:border="0.5pt solid #000000"/>
    </style:style>
    <style:style style:name="Table12.A18" style:family="table-cell">
      <style:table-cell-properties fo:padding-left="0.191cm" fo:padding-right="0.191cm" fo:padding-top="0cm" fo:padding-bottom="0cm" fo:border="0.5pt solid #000000"/>
    </style:style>
    <style:style style:name="Table12.A19" style:family="table-cell">
      <style:table-cell-properties fo:padding-left="0.191cm" fo:padding-right="0.191cm" fo:padding-top="0cm" fo:padding-bottom="0cm" fo:border="0.5pt solid #000000"/>
    </style:style>
    <style:style style:name="Table12.21" style:family="table-row">
      <style:table-row-properties style:min-row-height="0.115cm" fo:keep-together="auto"/>
    </style:style>
    <style:style style:name="Table12.A21" style:family="table-cell">
      <style:table-cell-properties fo:padding-left="0.191cm" fo:padding-right="0.191cm" fo:padding-top="0cm" fo:padding-bottom="0cm" fo:border="0.5pt solid #000000"/>
    </style:style>
    <style:style style:name="Table12.A22" style:family="table-cell">
      <style:table-cell-properties fo:padding-left="0.191cm" fo:padding-right="0.191cm" fo:padding-top="0cm" fo:padding-bottom="0cm" fo:border="0.5pt solid #000000"/>
    </style:style>
    <style:style style:name="Table12.G22" style:family="table-cell">
      <style:table-cell-properties fo:padding-left="0.191cm" fo:padding-right="0.191cm" fo:padding-top="0cm" fo:padding-bottom="0cm" fo:border="0.5pt solid #000000"/>
    </style:style>
    <style:style style:name="Table12.H22" style:family="table-cell">
      <style:table-cell-properties fo:padding-left="0.191cm" fo:padding-right="0.191cm" fo:padding-top="0cm" fo:padding-bottom="0cm" fo:border="0.5pt solid #000000"/>
    </style:style>
    <style:style style:name="Table12.23" style:family="table-row">
      <style:table-row-properties style:min-row-height="0.113cm" fo:keep-together="auto"/>
    </style:style>
    <style:style style:name="Table12.A23" style:family="table-cell">
      <style:table-cell-properties fo:padding-left="0.191cm" fo:padding-right="0.191cm" fo:padding-top="0cm" fo:padding-bottom="0cm" fo:border="0.5pt solid #000000"/>
    </style:style>
    <style:style style:name="Table12.G23" style:family="table-cell">
      <style:table-cell-properties fo:padding-left="0.191cm" fo:padding-right="0.191cm" fo:padding-top="0cm" fo:padding-bottom="0cm" fo:border="0.5pt solid #000000"/>
    </style:style>
    <style:style style:name="Table12.H23" style:family="table-cell">
      <style:table-cell-properties fo:padding-left="0.191cm" fo:padding-right="0.191cm" fo:padding-top="0cm" fo:padding-bottom="0cm" fo:border="0.5pt solid #000000"/>
    </style:style>
    <style:style style:name="Table12.A24" style:family="table-cell">
      <style:table-cell-properties fo:padding-left="0.191cm" fo:padding-right="0.191cm" fo:padding-top="0cm" fo:padding-bottom="0cm" fo:border="0.5pt solid #000000"/>
    </style:style>
    <style:style style:name="Table12.G24" style:family="table-cell">
      <style:table-cell-properties fo:padding-left="0.191cm" fo:padding-right="0.191cm" fo:padding-top="0cm" fo:padding-bottom="0cm" fo:border="0.5pt solid #000000"/>
    </style:style>
    <style:style style:name="Table12.H24" style:family="table-cell">
      <style:table-cell-properties fo:padding-left="0.191cm" fo:padding-right="0.191cm" fo:padding-top="0cm" fo:padding-bottom="0cm" fo:border="0.5pt solid #000000"/>
    </style:style>
    <style:style style:name="Table12.A25" style:family="table-cell">
      <style:table-cell-properties fo:padding-left="0.191cm" fo:padding-right="0.191cm" fo:padding-top="0cm" fo:padding-bottom="0cm" fo:border="0.5pt solid #000000"/>
    </style:style>
    <style:style style:name="Table12.G25" style:family="table-cell">
      <style:table-cell-properties fo:padding-left="0.191cm" fo:padding-right="0.191cm" fo:padding-top="0cm" fo:padding-bottom="0cm" fo:border="0.5pt solid #000000"/>
    </style:style>
    <style:style style:name="Table12.H25" style:family="table-cell">
      <style:table-cell-properties fo:padding-left="0.191cm" fo:padding-right="0.191cm" fo:padding-top="0cm" fo:padding-bottom="0cm" fo:border="0.5pt solid #000000"/>
    </style:style>
    <style:style style:name="Table12.A26" style:family="table-cell">
      <style:table-cell-properties fo:padding-left="0.191cm" fo:padding-right="0.191cm" fo:padding-top="0cm" fo:padding-bottom="0cm" fo:border="0.5pt solid #000000"/>
    </style:style>
    <style:style style:name="Table12.G26" style:family="table-cell">
      <style:table-cell-properties fo:padding-left="0.191cm" fo:padding-right="0.191cm" fo:padding-top="0cm" fo:padding-bottom="0cm" fo:border="0.5pt solid #000000"/>
    </style:style>
    <style:style style:name="Table12.H26" style:family="table-cell">
      <style:table-cell-properties fo:padding-left="0.191cm" fo:padding-right="0.191cm" fo:padding-top="0cm" fo:padding-bottom="0cm" fo:border="0.5pt solid #000000"/>
    </style:style>
    <style:style style:name="Table12.A27" style:family="table-cell">
      <style:table-cell-properties fo:padding-left="0.191cm" fo:padding-right="0.191cm" fo:padding-top="0cm" fo:padding-bottom="0cm" fo:border="0.5pt solid #000000"/>
    </style:style>
    <style:style style:name="Table12.G27" style:family="table-cell">
      <style:table-cell-properties fo:padding-left="0.191cm" fo:padding-right="0.191cm" fo:padding-top="0cm" fo:padding-bottom="0cm" fo:border="0.5pt solid #000000"/>
    </style:style>
    <style:style style:name="Table12.H27" style:family="table-cell">
      <style:table-cell-properties fo:padding-left="0.191cm" fo:padding-right="0.191cm" fo:padding-top="0cm" fo:padding-bottom="0cm" fo:border="0.5pt solid #000000"/>
    </style:style>
    <style:style style:name="Table12.A28" style:family="table-cell">
      <style:table-cell-properties fo:padding-left="0.191cm" fo:padding-right="0.191cm" fo:padding-top="0cm" fo:padding-bottom="0cm" fo:border="0.5pt solid #000000"/>
    </style:style>
    <style:style style:name="Table12.G28" style:family="table-cell">
      <style:table-cell-properties fo:padding-left="0.191cm" fo:padding-right="0.191cm" fo:padding-top="0cm" fo:padding-bottom="0cm" fo:border="0.5pt solid #000000"/>
    </style:style>
    <style:style style:name="Table12.H28" style:family="table-cell">
      <style:table-cell-properties fo:padding-left="0.191cm" fo:padding-right="0.191cm" fo:padding-top="0cm" fo:padding-bottom="0cm" fo:border="0.5pt solid #000000"/>
    </style:style>
    <style:style style:name="Table12.A29" style:family="table-cell">
      <style:table-cell-properties fo:padding-left="0.191cm" fo:padding-right="0.191cm" fo:padding-top="0cm" fo:padding-bottom="0cm" fo:border="0.5pt solid #000000"/>
    </style:style>
    <style:style style:name="Table12.G29" style:family="table-cell">
      <style:table-cell-properties fo:padding-left="0.191cm" fo:padding-right="0.191cm" fo:padding-top="0cm" fo:padding-bottom="0cm" fo:border="0.5pt solid #000000"/>
    </style:style>
    <style:style style:name="Table12.H29" style:family="table-cell">
      <style:table-cell-properties fo:padding-left="0.191cm" fo:padding-right="0.191cm" fo:padding-top="0cm" fo:padding-bottom="0cm" fo:border="0.5pt solid #000000"/>
    </style:style>
    <style:style style:name="Table12.A30" style:family="table-cell">
      <style:table-cell-properties fo:padding-left="0.191cm" fo:padding-right="0.191cm" fo:padding-top="0cm" fo:padding-bottom="0cm" fo:border="0.5pt solid #000000"/>
    </style:style>
    <style:style style:name="Table12.A3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2.A3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2.B3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2.E3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2.F3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text-properties officeooo:paragraph-rsid="0014a48f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4a48f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Segoe UI" officeooo:paragraph-rsid="0014a48f" style:font-name-complex="Segoe UI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Segoe UI" officeooo:rsid="000472e0" officeooo:paragraph-rsid="0014a48f" style:font-name-complex="Segoe UI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fo:font-size="14pt" officeooo:rsid="000472e0" officeooo:paragraph-rsid="0014a48f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fo:font-size="14pt" officeooo:paragraph-rsid="0014a48f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officeooo:paragraph-rsid="0014a48f"/>
    </style:style>
    <style:style style:name="P9" style:family="paragraph" style:parent-style-name="Normal_20__28_Web_29_">
      <style:paragraph-properties fo:margin-top="0cm" fo:margin-bottom="0cm" loext:contextual-spacing="false" fo:line-height="100%"/>
      <style:text-properties officeooo:paragraph-rsid="0014a48f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ffffff" fo:font-size="14pt" fo:font-weight="bold" officeooo:paragraph-rsid="0014a48f" style:font-size-asian="14pt" style:font-weight-asian="bold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officeooo:paragraph-rsid="0014a48f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9pt" fo:font-weight="bold" officeooo:paragraph-rsid="0014a48f" style:font-size-asian="9pt" style:font-weight-asian="bold" style:font-size-complex="9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9pt" officeooo:paragraph-rsid="0014a48f" style:font-size-asian="9pt" style:font-size-complex="9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fo:font-size="14pt" officeooo:paragraph-rsid="0014a48f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fo:font-size="14pt" officeooo:rsid="0005b685" officeooo:paragraph-rsid="0014a48f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fo:font-size="9pt" officeooo:paragraph-rsid="0014a48f" style:font-size-asian="9pt" style:font-size-complex="9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officeooo:rsid="000472e0" officeooo:paragraph-rsid="0014a48f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officeooo:paragraph-rsid="0014a48f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S Gothic" officeooo:paragraph-rsid="0014a48f" style:font-name-asian="MS Gothic1"/>
    </style:style>
    <style:style style:name="P20" style:family="paragraph" style:parent-style-name="Standard">
      <loext:graphic-properties draw:fill="solid" draw:fill-color="#81d41a" draw:opacity="100%"/>
      <style:paragraph-properties fo:margin-top="0cm" fo:margin-bottom="0cm" loext:contextual-spacing="false" fo:line-height="100%" fo:background-color="#81d41a"/>
      <style:text-properties fo:color="#000000" style:font-name="MS Gothic" officeooo:paragraph-rsid="0014a48f" style:font-name-asian="MS Gothic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fo:font-size="12pt" officeooo:paragraph-rsid="0014a48f" style:font-size-asian="14pt" style:font-size-complex="14pt"/>
    </style:style>
    <style:style style:name="P22" style:family="paragraph" style:parent-style-name="Standard">
      <style:paragraph-properties fo:margin-top="0.423cm" fo:margin-bottom="0.282cm" loext:contextual-spacing="false" fo:line-height="100%" fo:text-align="center" style:justify-single-word="false"/>
      <style:text-properties fo:font-size="14pt" officeooo:paragraph-rsid="0014a48f" style:font-size-asian="14pt" style:font-size-complex="14pt"/>
    </style:style>
    <style:style style:name="P23" style:family="paragraph" style:parent-style-name="Normal_20__28_Web_29_">
      <style:paragraph-properties fo:margin-top="0cm" fo:margin-bottom="0cm" loext:contextual-spacing="false" fo:line-height="100%"/>
      <style:text-properties style:font-name="Calibri" fo:font-size="9pt" officeooo:paragraph-rsid="0014a48f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super 58%" fo:font-size="9pt" style:font-size-asian="9pt" style:font-size-complex="9pt"/>
    </style:style>
    <style:style style:name="T3" style:family="text">
      <style:text-properties style:font-name="Calibri" fo:font-size="9pt" style:font-size-asian="9pt" style:font-size-complex="9pt"/>
    </style:style>
    <style:style style:name="T4" style:family="text">
      <style:text-properties fo:color="#000000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color="#000000" fo:font-size="9pt" fo:font-weight="bold" style:font-size-asian="9pt" style:font-weight-asian="bold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 table:style-name="Table12.1">
          <table:table-cell table:style-name="Table12.A1" table:number-columns-spanned="8" office:value-type="string">
            <text:p text:style-name="P10">Appendix D: <text:s/>Project Proposal Action 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table:number-columns-spanned="8" office:value-type="string">
            <text:p text:style-name="P3"><text:span text:style-name="T1">This form is to passed to your Skills Coach no later than Friday July 12</text:span><text:span text:style-name="T2">th</text:span><text:span text:style-name="T1"> 201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4" table:number-columns-spanned="3" office:value-type="string">
            <text:p text:style-name="P11">Apprentices</text:p>
          </table:table-cell>
          <table:covered-table-cell/>
          <table:covered-table-cell/>
          <table:table-cell table:style-name="Table12.A4" table:number-columns-spanned="5" office:value-type="string">
            <text:p text:style-name="P22">Topics 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table:number-columns-spanned="3" office:value-type="string">
            <text:p text:style-name="P4"/>
          </table:table-cell>
          <table:covered-table-cell/>
          <table:covered-table-cell/>
          <table:table-cell table:style-name="Table12.D5" table:number-columns-spanned="5" office:value-type="string">
            <text:p text:style-name="P12">Please supply details of allocated topics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5">Joseph</text:p>
          </table:table-cell>
          <table:covered-table-cell/>
          <table:table-cell table:style-name="Table12.A3" office:value-type="string">
            <text:p text:style-name="P5">L</text:p>
          </table:table-cell>
          <table:table-cell table:style-name="Table12.D11" table:number-rows-spanned="6" table:number-columns-spanned="5" office:value-type="string">
            <text:p text:style-name="P13">Critically evaluate date protocols with particular reference to both physical and data layers. <text:s/></text:p>
            <text:p text:style-name="P13">Outline the strengths and weaknesses of the main types of virtualisation. <text:s/>Critically evaluate benefits of virtualization in the <text:s/>Cloud Environment</text:p>
            <text:p text:style-name="P23">Can network attacks be detected without decrypting https?  i.e. how is an attackers https stream different from a normal user? </text:p>
            <text:p text:style-name="P23">What Is Network Mapping and How Does It Help Network Performance?</text:p>
            <text:p text:style-name="P9"><text:span text:style-name="T3">Critically evaluate</text:span> <text:span text:style-name="T3">the main routing protocols in current use in computer networks and explain the differences between static and dynamic routing protocols and the pros and cons of each in different circumstances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5">Samuel</text:p>
          </table:table-cell>
          <table:covered-table-cell/>
          <table:table-cell table:style-name="Table12.A3" office:value-type="string">
            <text:p text:style-name="P5">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5">Alexander</text:p>
          </table:table-cell>
          <table:covered-table-cell/>
          <table:table-cell table:style-name="Table12.A3" office:value-type="string">
            <text:p text:style-name="P5">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5">Christopher</text:p>
          </table:table-cell>
          <table:covered-table-cell/>
          <table:table-cell table:style-name="Table12.A3" office:value-type="string">
            <text:p text:style-name="P5">W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0" table:number-columns-spanned="2" office:value-type="string">
            <text:p text:style-name="P4"/>
          </table:table-cell>
          <table:covered-table-cell/>
          <table:table-cell table:style-name="Table12.A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3" office:value-type="string">
            <text:p text:style-name="P7">TPS/Skills Coach</text:p>
          </table:table-cell>
          <table:covered-table-cell/>
          <table:covered-table-cell/>
          <table:table-cell table:style-name="Table12.D12" table:number-columns-spanned="5" office:value-type="string">
            <text:p text:style-name="P6">Simon Wainwright</text:p>
          </table:table-cell>
          <table:covered-table-cell/>
          <table:covered-table-cell/>
          <table:covered-table-cell/>
          <table:covered-table-cell/>
        </table:table-row>
        <table:table-row table:style-name="Table12.13">
          <table:table-cell table:style-name="Table12.A13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8" office:value-type="string">
            <text:p text:style-name="P7">Project Approa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5" table:number-columns-spanned="8" office:value-type="string">
            <text:p text:style-name="P16">Please indicate the degree and type of research you have completed to date. <text:s/>A simple or annotated Bibliography would be welcome. <text:s/>Further an indication of how you will structure the Research Project and an early reflection on outcomes would be welc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6" table:number-columns-spanned="8" office:value-type="string">
            <text:p text:style-name="P17">We have split up the research project into four parts, One smaller research project for each of us to explore individually and consolidate into one final end product such as a power point or other presentation for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8" office:value-type="string">
            <text:p text:style-name="P7">Time L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8" table:number-columns-spanned="8" office:value-type="string">
            <text:p text:style-name="P3"><text:span text:style-name="T6">Focus on deliverables and collective timelines: </text:span><text:span text:style-name="T7"><text:s/>Note EPA Event 1 is August 22 201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9" table:number-columns-spanned="8" office:value-type="string">
            <text:p text:style-name="P15">Proposal 12/07/2019, Meeting 19/07/2019, Meeting 01/08/2019, Deadline 22/08/2019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8" office:value-type="string">
            <text:p text:style-name="P3"><text:span text:style-name="T5">Outcomes: <text:s/></text:span><text:span text:style-name="T6">What will the outcome be of the project: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21">
          <table:table-cell table:style-name="Table12.A21" table:number-columns-spanned="8" office:value-type="string">
            <text:p text:style-name="P16">Notional Tariff for outcome type Appendix 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21">
          <table:table-cell table:style-name="Table12.A2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2.G22" office:value-type="string">
            <text:p text:style-name="P8">Yes</text:p>
          </table:table-cell>
          <table:table-cell table:style-name="Table12.H22" office:value-type="string">
            <text:p text:style-name="P8">No</text:p>
          </table:table-cell>
        </table:table-row>
        <table:table-row table:style-name="Table12.23">
          <table:table-cell table:style-name="Table12.A23" table:number-columns-spanned="6" office:value-type="string">
            <text:p text:style-name="P8">Literature Review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23" office:value-type="string">
            <text:p text:style-name="P19">☐</text:p>
          </table:table-cell>
          <table:table-cell table:style-name="Table12.H23" office:value-type="string">
            <text:p text:style-name="P19">☐</text:p>
          </table:table-cell>
        </table:table-row>
        <table:table-row table:style-name="Table12.23">
          <table:table-cell table:style-name="Table12.A24" table:number-columns-spanned="6" office:value-type="string">
            <text:p text:style-name="P8">Present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24" office:value-type="string">
            <text:p text:style-name="P20">☐</text:p>
          </table:table-cell>
          <table:table-cell table:style-name="Table12.H24" office:value-type="string">
            <text:p text:style-name="P19">☐</text:p>
          </table:table-cell>
        </table:table-row>
        <table:table-row table:style-name="Table12.23">
          <table:table-cell table:style-name="Table12.A25" table:number-columns-spanned="6" office:value-type="string">
            <text:p text:style-name="P8">Post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25" office:value-type="string">
            <text:p text:style-name="P19">☐</text:p>
          </table:table-cell>
          <table:table-cell table:style-name="Table12.H25" office:value-type="string">
            <text:p text:style-name="P19">☐</text:p>
          </table:table-cell>
        </table:table-row>
        <table:table-row table:style-name="Table12.23">
          <table:table-cell table:style-name="Table12.A26" table:number-columns-spanned="6" office:value-type="string">
            <text:p text:style-name="P8">Mind Ma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26" office:value-type="string">
            <text:p text:style-name="P19">☐</text:p>
          </table:table-cell>
          <table:table-cell table:style-name="Table12.H26" office:value-type="string">
            <text:p text:style-name="P19">☐</text:p>
          </table:table-cell>
        </table:table-row>
        <table:table-row table:style-name="Table12.23">
          <table:table-cell table:style-name="Table12.A27" table:number-columns-spanned="6" office:value-type="string">
            <text:p text:style-name="P8">Pod Cas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27" office:value-type="string">
            <text:p text:style-name="P19">☐</text:p>
          </table:table-cell>
          <table:table-cell table:style-name="Table12.H27" office:value-type="string">
            <text:p text:style-name="P19">☐</text:p>
          </table:table-cell>
        </table:table-row>
        <table:table-row table:style-name="Table12.23">
          <table:table-cell table:style-name="Table12.A28" table:number-columns-spanned="6" office:value-type="string">
            <text:p text:style-name="P8">Annotated Bibliograph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28" office:value-type="string">
            <text:p text:style-name="P19">☐</text:p>
          </table:table-cell>
          <table:table-cell table:style-name="Table12.H28" office:value-type="string">
            <text:p text:style-name="P19">☐</text:p>
          </table:table-cell>
        </table:table-row>
        <table:table-row table:style-name="Table12.23">
          <table:table-cell table:style-name="Table12.A29" table:number-columns-spanned="6" office:value-type="string">
            <text:p text:style-name="P3"><text:span text:style-name="T4">Negotiated Outcomes e.g. debate, digital story </text:span><text:span text:style-name="T6">(must be Skills Coach agreed)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29" office:value-type="string">
            <text:p text:style-name="P19">☐</text:p>
          </table:table-cell>
          <table:table-cell table:style-name="Table12.H29" office:value-type="string">
            <text:p text:style-name="P19">☐</text:p>
          </table:table-cell>
        </table:table-row>
        <table:table-row table:style-name="Table12.23">
          <table:table-cell table:style-name="Table12.A30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8" office:value-type="string">
            <text:p text:style-name="P7">Skills Coach Com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2" table:number-columns-spanned="8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3" office:value-type="string">
            <text:p text:style-name="P21">Agreed</text:p>
          </table:table-cell>
          <table:table-cell table:style-name="Table12.B33" table:number-columns-spanned="3" office:value-type="string">
            <text:p text:style-name="P7"/>
          </table:table-cell>
          <table:covered-table-cell/>
          <table:covered-table-cell/>
          <table:table-cell table:style-name="Table12.E33" office:value-type="string">
            <text:p text:style-name="P21">Date</text:p>
          </table:table-cell>
          <table:table-cell table:style-name="Table12.F3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 Ligh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/>
    <style:master-page style:name="Converted2" style:page-layout-name="Mpm2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17:21.423691003</meta:creation-date>
    <dc:date>2019-07-04T14:25:54.916576131</dc:date>
    <meta:editing-duration>PT8M34S</meta:editing-duration>
    <meta:editing-cycles>1</meta:editing-cycles>
    <meta:generator>LibreOffice/6.2.1.2$Linux_X86_64 LibreOffice_project/20$Build-2</meta:generator>
    <meta:document-statistic meta:table-count="1" meta:image-count="0" meta:object-count="0" meta:page-count="1" meta:paragraph-count="54" meta:word-count="300" meta:character-count="1846" meta:non-whitespace-character-count="1585"/>
  </office:meta>
</office:document-meta>
</file>